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3" style:family="paragraph" style:parent-style-name="Text_20_body" style:list-style-name="L1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The Android for Humanoid Robots - $8M Seed</text:p>
      <text:p text:style-name="P1">Dear [Partner Name],</text:p>
      <text:p text:style-name="P1">In 2005, Google bought Android for $50M. Most VCs passed.</text:p>
      <text:p text:style-name="P1">Today it's worth $200B+.</text:p>
      <text:p text:style-name="P1"><text:span text:style-name="Strong_20_Emphasis">I'm building the Android for humanoid robots.</text:span></text:p>
      <text:p text:style-name="P1">Three giants are racing to dominate this $24 trillion market:</text:p>
      <text:list text:style-name="L1">
        <text:list-item>
          <text:p text:style-name="P2">Elon Musk (Tesla Optimus shipping NOW) </text:p>
        </text:list-item>
        <text:list-item>
          <text:p text:style-name="P2">China (1.4B people, massive manufacturing) </text:p>
        </text:list-item>
        <text:list-item>
          <text:p text:style-name="P3">Japan (decades of robotics R&amp;D) </text:p>
        </text:list-item>
      </text:list>
      <text:p text:style-name="P1"><text:span text:style-name="Strong_20_Emphasis">We have a US-Israel partnership that beats all three.</text:span></text:p>
      <text:p text:style-name="P1"><text:span text:style-name="Strong_20_Emphasis">Our advantage:</text:span> Four paths to victory - we literally can't lose.</text:p>
      <text:p text:style-name="P1"><text:span text:style-name="Strong_20_Emphasis">My proof:</text:span> Live trading system (403% returns, 99% win rate) - check it yourself: meirniv.pythonanywhere.com/orders</text:p>
      <text:p text:style-name="P1"><text:span text:style-name="Strong_20_Emphasis">The ask:</text:span> $8M seed at $20M pre-money</text:p>
      <text:p text:style-name="P1"><text:span text:style-name="Strong_20_Emphasis">Expected return:</text:span> 125x in 5-7 years (conservative scenarios included)</text:p>
      <text:p text:style-name="P1"><text:span text:style-name="Strong_20_Emphasis">Timing is critical:</text:span> 12-month first-mover window before market consolidates.</text:p>
      <text:p text:style-name="P1"><text:span text:style-name="Strong_20_Emphasis">I've attached a 1-page overview.</text:span> If this looks interesting, I can visit you in Silicon Valley for an in-person meeting.</text:p>
      <text:p text:style-name="P1">The firms that move fast will own the future.</text:p>
      <text:p text:style-name="P1">The firms that hesitate will fund the followers.</text:p>
      <text:p text:style-name="P1">Are you in?</text:p>
      <text:p text:style-name="P1">Best regards,</text:p>
      <text:p text:style-name="P1"><text:span text:style-name="Strong_20_Emphasis">Meir Niv</text:span><text:line-break/>Founder, HOS Platform<text:line-break/>45 years engineering experience<text:line-break/>Email: [your email]<text:line-break/>Phone: [your phone]<text:line-break/>Live Proof: meirniv.pythonanywhere.com/orders</text:p>
      <text:p text:style-name="P4"/>
      <text:p text:style-name="P1">P.S. - Steve Ballmer laughed at the iPhone in 2007. By 2012, Microsoft was irrelevant in mobile. Don't miss the platform that matters.</text:p>
      <text:p text:style-name="P4"/>
      <text:p text:style-name="P1"><text:span text:style-name="Strong_20_Emphasis">ATTACHMENT:</text:span> HOS_Platform_One_Page_Overview.pdf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6:12:10.772088200</meta:creation-date>
    <dc:date>2025-11-24T16:13:47.112792300</dc:date>
    <meta:editing-duration>PT1M36S</meta:editing-duration>
    <meta:editing-cycles>1</meta:editing-cycles>
    <meta:document-statistic meta:table-count="0" meta:image-count="0" meta:object-count="0" meta:page-count="1" meta:paragraph-count="23" meta:word-count="207" meta:character-count="1346" meta:non-whitespace-character-count="1162"/>
    <meta:generator>LibreOffice/25.8.2.2$Windows_X86_64 LibreOffice_project/d401f2107ccab8f924a8e2df40f573aab7605b6f</meta:generator>
  </office:meta>
</office:document-meta>
</file>